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rsid="0007c38f" officeooo:paragraph-rsid="0007c38f"/>
    </style:style>
    <style:style style:name="P2" style:family="paragraph" style:parent-style-name="Heading_20_1">
      <style:text-properties officeooo:rsid="0008b886" officeooo:paragraph-rsid="0008b886"/>
    </style:style>
    <style:style style:name="P3" style:family="paragraph" style:parent-style-name="Text_20_body" style:list-style-name="L1">
      <style:text-properties officeooo:rsid="0007c38f" officeooo:paragraph-rsid="0007c38f"/>
    </style:style>
    <style:style style:name="P4" style:family="paragraph" style:parent-style-name="Text_20_body">
      <style:text-properties officeooo:rsid="0007c38f" officeooo:paragraph-rsid="0007c38f"/>
    </style:style>
    <style:style style:name="P5" style:family="paragraph" style:parent-style-name="Text_20_body" style:list-style-name="L2">
      <style:text-properties officeooo:rsid="0007c38f" officeooo:paragraph-rsid="0007c38f"/>
    </style:style>
    <style:style style:name="P6" style:family="paragraph" style:parent-style-name="Text_20_body" style:list-style-name="L3">
      <style:text-properties officeooo:rsid="0007c38f" officeooo:paragraph-rsid="0007c38f"/>
    </style:style>
    <style:style style:name="P7" style:family="paragraph" style:parent-style-name="Text_20_body" style:list-style-name="L4">
      <style:text-properties officeooo:rsid="0007c38f" officeooo:paragraph-rsid="0007c38f"/>
    </style:style>
    <style:style style:name="P8" style:family="paragraph" style:parent-style-name="Text_20_body" style:list-style-name="L4">
      <style:text-properties officeooo:rsid="0008b886" officeooo:paragraph-rsid="0008b886"/>
    </style:style>
    <style:style style:name="P9" style:family="paragraph" style:parent-style-name="Text_20_body" style:list-style-name="L5">
      <style:text-properties officeooo:rsid="0008b886" officeooo:paragraph-rsid="0008b886"/>
    </style:style>
    <style:style style:name="P10" style:family="paragraph" style:parent-style-name="Text_20_body" style:list-style-name="L5">
      <style:text-properties officeooo:rsid="0008d8a6" officeooo:paragraph-rsid="0008d8a6"/>
    </style:style>
    <style:style style:name="P11" style:family="paragraph" style:parent-style-name="Text_20_body" style:list-style-name="L5">
      <style:text-properties officeooo:rsid="000aa0c6" officeooo:paragraph-rsid="000aa0c6"/>
    </style:style>
    <style:style style:name="P12" style:family="paragraph" style:parent-style-name="Heading_20_2">
      <style:text-properties officeooo:rsid="0008b886" officeooo:paragraph-rsid="0008b886"/>
    </style:style>
    <style:style style:name="T1" style:family="text">
      <style:text-properties officeooo:rsid="000bce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Idées de postes</text:h>
      <text:h text:style-name="P12" text:outline-level="2">En informatique</text:h>
      <text:list xml:id="list3989573421319991178" text:style-name="L5">
        <text:list-item>
          <text:p text:style-name="P9">Ingénieur développement logiciel (ingénieur étude et développement, concepteur/développeur, Analyste programmeur, Architecte logiciel, )</text:p>
        </text:list-item>
      </text:list>
      <text:h text:style-name="Heading_20_2" text:outline-level="2">É<text:span text:style-name="T1">tude, recherche, développement</text:span></text:h>
      <text:list xml:id="list140229884889909" text:continue-numbering="true" text:style-name="L5">
        <text:list-item>
          <text:p text:style-name="P10">Chargé de recherche</text:p>
        </text:list-item>
        <text:list-item>
          <text:p text:style-name="P11">Ingénieur R &amp; D, <text:span text:style-name="T1">ingénieur calcul ?</text:span></text:p>
        </text:list-item>
      </text:list>
      <text:h text:style-name="P1" text:outline-level="1">Compétences</text:h>
      <text:h text:style-name="Heading_20_2" text:outline-level="2">Traduction technique des besoins</text:h>
      <text:list xml:id="list2175966377117289448" text:style-name="L1">
        <text:list-item>
          <text:p text:style-name="P3">Participer à l'analyse fonctionnelle détaillée des besoins utilisateurs.</text:p>
        </text:list-item>
        <text:list-item>
          <text:p text:style-name="P3">Étudier les opportunités et la faisabilité technologique de l'application</text:p>
        </text:list-item>
      </text:list>
      <text:p text:style-name="P4"/>
      <text:h text:style-name="Heading_20_2" text:outline-level="2">Conception et développement</text:h>
      <text:list xml:id="list2002141529171552305" text:style-name="L2">
        <text:list-item>
          <text:p text:style-name="P5">Analyser et développer les composants en utilisant les langages appropriés (C++, C, java, …)</text:p>
        </text:list-item>
        <text:list-item>
          <text:p text:style-name="P5">Assurer le développement et la réalisation des applications (prototypes et modules)</text:p>
        </text:list-item>
        <text:list-item>
          <text:p text:style-name="P5">Documenter les applications pour les développements ultérieurs et la mise en production</text:p>
        </text:list-item>
      </text:list>
      <text:h text:style-name="Heading_20_2" text:outline-level="2">Tests et recette</text:h>
      <text:list xml:id="list2040930278469565050" text:style-name="L3">
        <text:list-item>
          <text:p text:style-name="P6">Définir les protocoles et les scenarii de tests (tests unitaires et tests de charge).</text:p>
        </text:list-item>
        <text:list-item>
          <text:p text:style-name="P6">Tester, identifier et traiter les dysfonctionnements éventuels du logiciel développé</text:p>
        </text:list-item>
      </text:list>
      <text:p text:style-name="P4"/>
      <text:h text:style-name="P1" text:outline-level="1">Aptitudes professionnelles</text:h>
      <text:list xml:id="list685730543740924124" text:style-name="L4">
        <text:list-item>
          <text:p text:style-name="P7">Forte motivation pour l'informatique et pour l'apprentissage de nouveaux langages et systèmes</text:p>
        </text:list-item>
        <text:list-item>
          <text:p text:style-name="P7">Souplesse pour répondre aux demandes des clients tout en respectant les normes de développement.</text:p>
        </text:list-item>
        <text:list-item>
          <text:p text:style-name="P7">Rapidité d'exécution pour rendre les livrables dans les délais impartis.</text:p>
        </text:list-item>
        <text:list-item>
          <text:p text:style-name="P7"><text:soft-page-break/>Facilité à s'adapter à de nouveaux langages et de nouvelles méthodes de développement</text:p>
        </text:list-item>
        <text:list-item>
          <text:p text:style-name="P7">Polyvalence, créativité pour identifier les solutions techniques appropriés</text:p>
        </text:list-item>
        <text:list-item>
          <text:p text:style-name="P8">Bonnes qualités relationnelles (écoute et expression) permettant de communiquer efficacement avec les utilisateurs.</text:p>
        </text:list-item>
        <text:list-item>
          <text:p text:style-name="P8">Autonomie, Adaptabilité</text:p>
        </text:list-item>
        <text:list-item>
          <text:p text:style-name="P8">Forte motivation afin de pouvoir s'impliquer dans des projets lourds et long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13:44:22.103973000</meta:creation-date>
    <dc:date>2014-06-16T14:02:28.221893000</dc:date>
    <meta:editing-duration>PT9M43S</meta:editing-duration>
    <meta:editing-cycles>5</meta:editing-cycles>
    <meta:generator>LibreOffice/4.2.4.2$MacOSX_x86 LibreOffice_project/63150712c6d317d27ce2db16eb94c2f3d7b699f8</meta:generator>
    <meta:document-statistic meta:table-count="0" meta:image-count="0" meta:object-count="0" meta:page-count="2" meta:paragraph-count="26" meta:word-count="224" meta:character-count="1595" meta:non-whitespace-character-count="1414"/>
  </office:meta>
</office:document-meta>
</file>